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er">
      <style:text-properties fo:font-style="italic" officeooo:rsid="006670ad" officeooo:paragraph-rsid="006670ad"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Text_20_body">
      <style:paragraph-properties fo:padding="0.049cm" fo:border="0.06pt solid #d9d9e3"/>
    </style:style>
    <style:style style:name="P4" style:family="paragraph" style:parent-style-name="Header">
      <style:text-properties fo:font-style="italic" officeooo:rsid="0013b35d" officeooo:paragraph-rsid="001867df"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officeooo:rsid="007b3e03"/>
    </style:style>
    <style:style style:name="T2" style:family="text">
      <style:text-properties loext:padding="0.049cm" loext:border="0.06pt solid #d9d9e3"/>
    </style:style>
    <style:style style:name="T3" style:family="text">
      <style:text-properties officeooo:rsid="0085681b"/>
    </style:style>
    <style:style style:name="T4" style:family="text">
      <style:text-properties officeooo:rsid="008e150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Pregunta 1:</text:span> ¿Qué es Telnet y cuál es su riesgo en términos de seguridad?</text:p>
      <text:p text:style-name="Text_20_body"><text:span text:style-name="Strong_20_Emphasis">Respuesta 1:</text:span> Telnet es un protocolo de red que permite la comunicación con un sistema remoto. Su riesgo radica en que transmite datos en texto plano, lo que lo hace vulnerable a ataques de intercepción.</text:p>
      <text:p text:style-name="Text_20_body"><text:span text:style-name="Strong_20_Emphasis">Pregunta 2:</text:span> ¿Qué es Nmap y cuál es su función en términos de seguridad?</text:p>
      <text:p text:style-name="Text_20_body"><text:span text:style-name="Strong_20_Emphasis">Respuesta 2:</text:span> Nmap es una herramienta de escaneo de red utilizada para descubrir hosts y servicios en una red. Se utiliza en seguridad para evaluar la exposición de una red a posibles amenazas.</text:p>
      <text:p text:style-name="Text_20_body"><text:span text:style-name="Strong_20_Emphasis">Pregunta 3:</text:span> ¿Qué es Fail2ban y cómo ayuda en la seguridad de un sistema?</text:p>
      <text:p text:style-name="Text_20_body"><text:span text:style-name="Strong_20_Emphasis">Respuesta 3:</text:span> Fail2ban es una herramienta que monitorea registros de servicios como SSH y bloquea automáticamente las direcciones IP de atacantes después de un número específico de intentos fallidos de inicio de sesión, lo que ayuda a proteger el sistema contra ataques de fuerza bruta.</text:p>
      <text:p text:style-name="Text_20_body"><text:span text:style-name="Strong_20_Emphasis">Pregunta 4:</text:span> ¿Cuál es la función de la utilidad "nc" (netcat) en términos de seguridad?</text:p>
      <text:p text:style-name="Text_20_body"><text:span text:style-name="Strong_20_Emphasis">Respuesta 4:</text:span> Netcat (nc) es una utilidad de red versátil que se utiliza para realizar tareas como escanear puertos, transferir archivos y crear conexiones de red. Puede ser utilizado en seguridad para pruebas y diagnóstico de red.</text:p>
      <text:p text:style-name="Text_20_body"><text:span text:style-name="Strong_20_Emphasis">Pregunta 5:</text:span> ¿Qué es iptables y cómo se utiliza en seguridad?</text:p>
      <text:p text:style-name="Text_20_body"><text:span text:style-name="Strong_20_Emphasis">Respuesta 5:</text:span> Iptables es un firewall de filtrado de paquetes en sistemas Linux. Se utiliza en seguridad para configurar reglas de firewall y controlar el tráfico de red, lo que ayuda a proteger el sistema contra amenazas.</text:p>
      <text:p text:style-name="Text_20_body"><text:span text:style-name="Strong_20_Emphasis">Pregunta 6:</text:span> ¿Cuál es la diferencia entre Telnet y SSH en términos de seguridad?</text:p>
      <text:p text:style-name="Text_20_body"><text:span text:style-name="Strong_20_Emphasis">Respuesta 6:</text:span> Telnet transmite datos en texto plano, lo que lo hace inseguro para la comunicación remota. SSH, en cambio, cifra la comunicación, lo que lo hace mucho más seguro.</text:p>
      <text:p text:style-name="Text_20_body"><text:span text:style-name="Strong_20_Emphasis">Pregunta 7:</text:span> ¿Cuál es el propósito principal de Nmap en una auditoría de seguridad de red?</text:p>
      <text:p text:style-name="Text_20_body"><text:span text:style-name="Strong_20_Emphasis">Respuesta 7:</text:span> El propósito principal de Nmap en una auditoría de seguridad de red es descubrir hosts, servicios y puertos abiertos en la red, lo que ayuda a identificar posibles vulnerabilidades.</text:p>
      <text:p text:style-name="Text_20_body"><text:span text:style-name="Strong_20_Emphasis">Pregunta 8:</text:span> ¿Cómo funciona Fail2ban para proteger un sistema contra ataques de fuerza bruta?</text:p>
      <text:p text:style-name="Text_20_body"><text:span text:style-name="Strong_20_Emphasis">Respuesta 8:</text:span> Fail2ban monitorea los registros en busca de intentos de inicio de sesión fallidos. Cuando se alcanza un umbral específico, bloquea automáticamente la dirección IP del atacante utilizando reglas de firewall, protegiendo así el sistema.</text:p>
      <text:p text:style-name="Text_20_body"><text:span text:style-name="Strong_20_Emphasis">Pregunta 9:</text:span> ¿Cuál es el propósito de la utilidad "nc" (netcat) en una auditoría de seguridad?</text:p>
      <text:p text:style-name="Text_20_body"><text:span text:style-name="Strong_20_Emphasis">Respuesta 9:</text:span> La utilidad "nc" (netcat) se utiliza en una auditoría de seguridad para probar la conectividad de red, escanear puertos y verificar la accesibilidad de servicios, lo que ayuda a identificar posibles problemas de seguridad.</text:p>
      <text:p text:style-name="Text_20_body"><text:soft-page-break/><text:span text:style-name="Strong_20_Emphasis">Pregunta 10:</text:span> ¿Cuál es la importancia de configurar reglas de firewall con iptables en la seguridad de un sistema Linux?</text:p>
      <text:p text:style-name="Text_20_body"><text:span text:style-name="Strong_20_Emphasis">Respuesta 10:</text:span> La configuración de reglas de firewall con iptables es importante para controlar el tráfico de red y proteger un sistema Linux contra posibles ataques, como el acceso no autorizado o el tráfico malicioso.</text:p>
      <text:p text:style-name="Text_20_body"><text:span text:style-name="Strong_20_Emphasis">Pregunta 11:</text:span> ¿Cómo se puede utilizar Nmap para escanear puertos en una red?</text:p>
      <text:p text:style-name="Text_20_body"><text:span text:style-name="Strong_20_Emphasis">Respuesta 11:</text:span> Se puede utilizar Nmap especificando la dirección IP o el rango de direcciones IP a escanear, junto con la opción <text:span text:style-name="Source_20_Text">-p</text:span> para especificar el rango de puertos a escanear.</text:p>
      <text:p text:style-name="Text_20_body"><text:span text:style-name="Strong_20_Emphasis">Pregunta 12:</text:span> ¿Qué medidas de seguridad adicionales se pueden tomar junto con Fail2ban para proteger un servidor?</text:p>
      <text:p text:style-name="Text_20_body"><text:span text:style-name="Strong_20_Emphasis">Respuesta 12:</text:span> Junto con Fail2ban, se pueden tomar medidas adicionales como el uso de claves SSH fuertes, la configuración adecuada de iptables y la actualización regular del software del servidor para mejorar la seguridad.</text:p>
      <text:p text:style-name="Text_20_body"><text:span text:style-name="Strong_20_Emphasis">Pregunta 13:</text:span> ¿Cuál es la utilidad de "nc" (netcat) en la auditoría de seguridad de un servidor web?</text:p>
      <text:p text:style-name="Text_20_body"><text:span text:style-name="Strong_20_Emphasis">Respuesta 13:</text:span> Netcat se puede utilizar en la auditoría de seguridad de un servidor web para verificar la accesibilidad de puertos, probar la conectividad y realizar pruebas de penetración para identificar vulnerabilidades.</text:p>
      <text:p text:style-name="Text_20_body"><text:span text:style-name="Strong_20_Emphasis">Pregunta 14:</text:span> ¿Cuál es el propósito de utilizar "iptables" para filtrar el tráfico de red en un servidor Linux?</text:p>
      <text:p text:style-name="Text_20_body"><text:span text:style-name="Strong_20_Emphasis">Respuesta 14:</text:span> El propósito de utilizar "iptables" es controlar el tráfico de red permitiendo o bloqueando paquetes en función de las reglas configuradas, lo que ayuda a proteger el servidor contra amenazas y ataques.</text:p>
      <text:p text:style-name="Text_20_body"><text:span text:style-name="Strong_20_Emphasis">Pregunta 15:</text:span> ¿Cuál es el riesgo de utilizar Telnet en lugar de SSH para la administración remota de servidores?</text:p>
      <text:p text:style-name="Text_20_body"><text:span text:style-name="Strong_20_Emphasis">Respuesta 15:</text:span> El riesgo de utilizar Telnet es que transmite datos en texto plano, lo que permite que terceros intercepten y accedan a la información transmitida, incluyendo contraseñas y comandos.</text:p>
      <text:p text:style-name="Text_20_body"><text:span text:style-name="Strong_20_Emphasis">Pregunta 16:</text:span> ¿Qué función desempeña Nmap en la detección de servicios y vulnerabilidades en una red?</text:p>
      <text:p text:style-name="Text_20_body"><text:span text:style-name="Strong_20_Emphasis">Respuesta 16:</text:span> Nmap se utiliza para identificar los servicios que se ejecutan en los puertos de una máquina, lo que ayuda en la detección de posibles vulnerabilidades en esos servicios.</text:p>
      <text:p text:style-name="Text_20_body"><text:span text:style-name="Strong_20_Emphasis">Pregunta 17:</text:span> ¿Cómo se puede utilizar iptables para permitir o bloquear el tráfico de red en función de la dirección IP de origen?</text:p>
      <text:p text:style-name="Text_20_body"><text:span text:style-name="Strong_20_Emphasis">Respuesta 17:</text:span> Iptables permite configurar reglas que permiten o bloquean el tráfico basado en la dirección IP de origen utilizando las opciones <text:span text:style-name="Source_20_Text">-s</text:span> (source) y <text:span text:style-name="Source_20_Text">-j</text:span> (jump) con las reglas.</text:p>
      <text:p text:style-name="Text_20_body"><text:soft-page-break/><text:span text:style-name="Strong_20_Emphasis">Pregunta 18:</text:span> ¿Cuál es el propósito de la utilidad "nc" (netcat) en la auditoría de seguridad de un servidor de base de datos?</text:p>
      <text:p text:style-name="Text_20_body"><text:span text:style-name="Strong_20_Emphasis">Respuesta 18:</text:span> Netcat se puede utilizar para probar la conectividad con un servidor de base de datos, verificar puertos abiertos y realizar pruebas de penetración para identificar vulnerabilidades en la seguridad de la base de datos.</text:p>
      <text:p text:style-name="Text_20_body"><text:span text:style-name="Strong_20_Emphasis">Pregunta 19:</text:span> ¿Cómo funciona Fail2ban para evitar ataques de fuerza bruta en servicios como SSH?</text:p>
      <text:p text:style-name="Text_20_body"><text:span text:style-name="Strong_20_Emphasis">Respuesta 19:</text:span> Fail2ban monitorea los registros en busca de intentos de inicio de sesión fallidos. Cuando se alcanza un umbral específico, bloquea automáticamente la dirección IP del atacante, evitando así que continúe el ataque de fuerza bruta.</text:p>
      <text:p text:style-name="Text_20_body"><text:span text:style-name="Strong_20_Emphasis">Pregunta 20:</text:span> ¿Cuál es la importancia de mantener actualizado Nmap en términos de seguridad?</text:p>
      <text:p text:style-name="Text_20_body"><text:span text:style-name="Strong_20_Emphasis">Respuesta 20:</text:span> Mantener actualizado Nmap es importante para asegurarse de que la herramienta esté al tanto de las últimas vulnerabilidades y amenazas de seguridad, lo que ayuda en la identificación precisa de servicios y vulnerabilidades en una red.</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La seguridad del sistema </text:p>
        <text:p text:style-name="MP2">Tareas de seguridad <text:s text:c="2"/></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6:47:43.605681447</dc:date>
    <meta:editing-duration>PT9H36M1S</meta:editing-duration>
    <meta:editing-cycles>139</meta:editing-cycles>
    <meta:generator>LibreOffice/7.4.1.2$Linux_X86_64 LibreOffice_project/3c58a8f3a960df8bc8fd77b461821e42c061c5f0</meta:generator>
    <meta:document-statistic meta:table-count="0" meta:image-count="1" meta:object-count="0" meta:page-count="3" meta:paragraph-count="43" meta:word-count="1020" meta:character-count="6255" meta:non-whitespace-character-count="5274"/>
  </office:meta>
</office:document-meta>
</file>